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gressPanel.ProgressPanel( int min , int max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gressPanel.setProgress( final int progre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gressPanel.setMessage( final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gressPanel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